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4.2323in" svg:y="0in">
            <draw:object draw:notify-on-update-of-ranges="Sheet1.H5:Sheet1.H11 Sheet1.I4:Sheet1.I4 Sheet1.I5:Sheet1.I11 Sheet1.H5:Sheet1.H11 Sheet1.J4:Sheet1.J4 Sheet1.J5:Sheet1.J11 Sheet1.H5:Sheet1.H11 Sheet1.K4:Sheet1.K4 Sheet1.K5:Sheet1.K11 Sheet1.H5:Sheet1.H11 Sheet1.L4:Sheet1.L4 Sheet1.L5:Sheet1.L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4.2421in" svg:y="3.5382in">
            <draw:object draw:notify-on-update-of-ranges="Sheet1.H14:Sheet1.H14 Sheet1.H15:Sheet1.H21 Sheet1.I14:Sheet1.I14 Sheet1.I15:Sheet1.I21 Sheet1.H14:Sheet1.H14 Sheet1.H15:Sheet1.H21 Sheet1.J14:Sheet1.J14 Sheet1.J15:Sheet1.J21 Sheet1.H14:Sheet1.H14 Sheet1.H15:Sheet1.H21 Sheet1.K14:Sheet1.K14 Sheet1.K15:Sheet1.K21 Sheet1.H14:Sheet1.H14 Sheet1.H15:Sheet1.H21 Sheet1.L14:Sheet1.L14 Sheet1.L15:Sheet1.L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20.5031in" svg:y="3.6669in">
            <draw:object draw:notify-on-update-of-ranges="Sheet1.H25:Sheet1.H25 Sheet1.H26:Sheet1.H32 Sheet1.I25:Sheet1.I25 Sheet1.I26:Sheet1.I32 Sheet1.H25:Sheet1.H25 Sheet1.H26:Sheet1.H32 Sheet1.J25:Sheet1.J25 Sheet1.J26:Sheet1.J32 Sheet1.H25:Sheet1.H25 Sheet1.H26:Sheet1.H32 Sheet1.K25:Sheet1.K25 Sheet1.K26:Sheet1.K32 Sheet1.H25:Sheet1.H25 Sheet1.H26:Sheet1.H32 Sheet1.L25:Sheet1.L25 Sheet1.L26:Sheet1.L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20.5331in" svg:y="0in">
            <draw:object draw:notify-on-update-of-ranges="Sheet1.H35:Sheet1.H35 Sheet1.H36:Sheet1.H42 Sheet1.I35:Sheet1.I35 Sheet1.I36:Sheet1.I42 Sheet1.H35:Sheet1.H35 Sheet1.H36:Sheet1.H42 Sheet1.J35:Sheet1.J35 Sheet1.J36:Sheet1.J42 Sheet1.H35:Sheet1.H35 Sheet1.H36:Sheet1.H42 Sheet1.K35:Sheet1.K35 Sheet1.K36:Sheet1.K42 Sheet1.H35:Sheet1.H35 Sheet1.H36:Sheet1.H42 Sheet1.L35:Sheet1.L35 Sheet1.L36:Sheet1.L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>
            <text:p>GreenSwitch approach</text:p>
          </table:table-cell>
          <table:table-cell table:number-columns-repeated="15"/>
        </table:table-row>
        <table:table-row table:style-name="ro2">
          <table:table-cell office:value-type="string">
            <text:p>Load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string">
            <text:p>Saving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OPEX</text:p>
          </table:table-cell>
          <table:table-cell office:value-type="string">
            <text:p>CAPEX</text:p>
          </table:table-cell>
          <table:table-cell office:value-type="string">
            <text:p>Total</text:p>
          </table:table-cell>
          <table:table-cell/>
          <table:table-cell office:value-type="string">
            <text:p>Years</text:p>
          </table:table-cell>
          <table:table-cell office:value-type="string">
            <text:p>Solar batteries</text:p>
          </table:table-cell>
          <table:table-cell office:value-type="string">
            <text:p>Solar</text:p>
          </table:table-cell>
          <table:table-cell office:value-type="string">
            <text:p>Batteries</text:p>
          </table:table-cell>
          <table:table-cell office:value-type="string">
            <text:p>Brown</text:p>
          </table:table-cell>
          <table:table-cell/>
          <table:table-cell office:value-type="string">
            <text:p>Solar batteries</text:p>
          </table:table-cell>
          <table:table-cell office:value-type="string">
            <text:p>Solar</text:p>
          </table:table-cell>
          <table:table-cell office:value-type="string">
            <text:p>Batteries</text:p>
          </table:table-cell>
        </table:table-row>
        <table:table-row table:style-name="ro2">
          <table:table-cell office:value-type="string">
            <text:p>Solar batteries</text:p>
          </table:table-cell>
          <table:table-cell office:value-type="float" office:value="335.56">
            <text:p>335.56</text:p>
          </table:table-cell>
          <table:table-cell office:value-type="float" office:value="524.64">
            <text:p>524.64</text:p>
          </table:table-cell>
          <table:table-cell table:formula="of:=[.B5]+[.C5]" office:value-type="float" office:value="860.2">
            <text:p>860.2</text:p>
          </table:table-cell>
          <table:table-cell office:value-type="float" office:value="24416">
            <text:p>24416</text:p>
          </table:table-cell>
          <table:table-cell table:formula="of:=[.D5]+[.E5]" office:value-type="float" office:value="25276.2">
            <text:p>25276.2</text:p>
          </table:table-cell>
          <table:table-cell/>
          <table:table-cell office:value-type="float" office:value="1">
            <text:p>1</text:p>
          </table:table-cell>
          <table:table-cell table:style-name="ce2" table:formula="of:=([.H5]*[.$D$5]+[.$E$5])/1000" office:value-type="float" office:value="25.2762">
            <text:p>25.28</text:p>
          </table:table-cell>
          <table:table-cell table:style-name="ce2" table:formula="of:=([.H5]*[.$D$6]+[.$E$6])/1000" office:value-type="float" office:value="18.16909">
            <text:p>18.17</text:p>
          </table:table-cell>
          <table:table-cell table:style-name="ce2" table:formula="of:=([.H5]*[.$D$7]+[.$E$7])/1000" office:value-type="float" office:value="8.31983">
            <text:p>8.32</text:p>
          </table:table-cell>
          <table:table-cell table:style-name="ce2" table:formula="of:=([.H5]*[.$D$8]+[.$E$8])/1000" office:value-type="float" office:value="1.16327">
            <text:p>1.16</text:p>
          </table:table-cell>
          <table:table-cell/>
          <table:table-cell table:style-name="ce2" table:formula="of:=[.L5]-[.I5]" office:value-type="float" office:value="-24.11293">
            <text:p>-24.11</text:p>
          </table:table-cell>
          <table:table-cell table:style-name="ce2" table:formula="of:=[.L5]-[.J5]" office:value-type="float" office:value="-17.00582">
            <text:p>-17.01</text:p>
          </table:table-cell>
          <table:table-cell table:formula="of:=[.L5]-[.K5]" office:value-type="float" office:value="-7.15656">
            <text:p>-7.15656</text:p>
          </table:table-cell>
        </table:table-row>
        <table:table-row table:style-name="ro2">
          <table:table-cell office:value-type="string">
            <text:p>Solar</text:p>
          </table:table-cell>
          <table:table-cell office:value-type="float" office:value="390.73">
            <text:p>390.73</text:p>
          </table:table-cell>
          <table:table-cell office:value-type="float" office:value="178.36">
            <text:p>178.36</text:p>
          </table:table-cell>
          <table:table-cell table:formula="of:=[.B6]+[.C6]" office:value-type="float" office:value="569.09">
            <text:p>569.09</text:p>
          </table:table-cell>
          <table:table-cell office:value-type="float" office:value="17600">
            <text:p>17600</text:p>
          </table:table-cell>
          <table:table-cell table:formula="of:=[.D6]+[.E6]" office:value-type="float" office:value="18169.09">
            <text:p>18169.09</text:p>
          </table:table-cell>
          <table:table-cell/>
          <table:table-cell office:value-type="float" office:value="5">
            <text:p>5</text:p>
          </table:table-cell>
          <table:table-cell table:style-name="ce2" table:formula="of:=([.H6]*[.$D$5]+[.$E$5])/1000" office:value-type="float" office:value="28.717">
            <text:p>28.72</text:p>
          </table:table-cell>
          <table:table-cell table:style-name="ce2" table:formula="of:=([.H6]*[.$D$6]+[.$E$6])/1000" office:value-type="float" office:value="20.44545">
            <text:p>20.45</text:p>
          </table:table-cell>
          <table:table-cell table:style-name="ce2" table:formula="of:=([.H6]*[.$D$7]+[.$E$7])/1000" office:value-type="float" office:value="14.33515">
            <text:p>14.34</text:p>
          </table:table-cell>
          <table:table-cell table:style-name="ce2" table:formula="of:=([.H6]*[.$D$8]+[.$E$8])/1000" office:value-type="float" office:value="5.81635">
            <text:p>5.82</text:p>
          </table:table-cell>
          <table:table-cell/>
          <table:table-cell table:style-name="ce2" table:formula="of:=[.L6]-[.I6]" office:value-type="float" office:value="-22.90065">
            <text:p>-22.90</text:p>
          </table:table-cell>
          <table:table-cell table:style-name="ce2" table:formula="of:=[.L6]-[.J6]" office:value-type="float" office:value="-14.6291">
            <text:p>-14.63</text:p>
          </table:table-cell>
          <table:table-cell table:formula="of:=[.L6]-[.K6]" office:value-type="float" office:value="-8.5188">
            <text:p>-8.5188</text:p>
          </table:table-cell>
        </table:table-row>
        <table:table-row table:style-name="ro2">
          <table:table-cell office:value-type="string">
            <text:p>Batteries</text:p>
          </table:table-cell>
          <table:table-cell office:value-type="float" office:value="911.1">
            <text:p>911.1</text:p>
          </table:table-cell>
          <table:table-cell office:value-type="float" office:value="592.73">
            <text:p>592.73</text:p>
          </table:table-cell>
          <table:table-cell table:formula="of:=[.B7]+[.C7]" office:value-type="float" office:value="1503.83">
            <text:p>1503.83</text:p>
          </table:table-cell>
          <table:table-cell office:value-type="float" office:value="6816">
            <text:p>6816</text:p>
          </table:table-cell>
          <table:table-cell table:formula="of:=[.D7]+[.E7]" office:value-type="float" office:value="8319.83">
            <text:p>8319.83</text:p>
          </table:table-cell>
          <table:table-cell/>
          <table:table-cell office:value-type="float" office:value="10">
            <text:p>10</text:p>
          </table:table-cell>
          <table:table-cell table:style-name="ce2" table:formula="of:=([.H7]*[.$D$5]+[.$E$5])/1000" office:value-type="float" office:value="33.018">
            <text:p>33.02</text:p>
          </table:table-cell>
          <table:table-cell table:style-name="ce2" table:formula="of:=([.H7]*[.$D$6]+[.$E$6])/1000" office:value-type="float" office:value="23.2909">
            <text:p>23.29</text:p>
          </table:table-cell>
          <table:table-cell table:style-name="ce2" table:formula="of:=([.H7]*[.$D$7]+[.$E$7])/1000" office:value-type="float" office:value="21.8543">
            <text:p>21.85</text:p>
          </table:table-cell>
          <table:table-cell table:style-name="ce2" table:formula="of:=([.H7]*[.$D$8]+[.$E$8])/1000" office:value-type="float" office:value="11.6327">
            <text:p>11.63</text:p>
          </table:table-cell>
          <table:table-cell/>
          <table:table-cell table:style-name="ce2" table:formula="of:=[.L7]-[.I7]" office:value-type="float" office:value="-21.3853">
            <text:p>-21.39</text:p>
          </table:table-cell>
          <table:table-cell table:style-name="ce2" table:formula="of:=[.L7]-[.J7]" office:value-type="float" office:value="-11.6582">
            <text:p>-11.66</text:p>
          </table:table-cell>
          <table:table-cell table:formula="of:=[.L7]-[.K7]" office:value-type="float" office:value="-10.2216">
            <text:p>-10.2216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float" office:value="984.91">
            <text:p>984.91</text:p>
          </table:table-cell>
          <table:table-cell office:value-type="float" office:value="178.36">
            <text:p>178.36</text:p>
          </table:table-cell>
          <table:table-cell table:formula="of:=[.B8]+[.C8]" office:value-type="float" office:value="1163.27">
            <text:p>1163.27</text:p>
          </table:table-cell>
          <table:table-cell office:value-type="float" office:value="0">
            <text:p>0</text:p>
          </table:table-cell>
          <table:table-cell table:formula="of:=[.D8]+[.E8]" office:value-type="float" office:value="1163.27">
            <text:p>1163.27</text:p>
          </table:table-cell>
          <table:table-cell/>
          <table:table-cell office:value-type="float" office:value="20">
            <text:p>20</text:p>
          </table:table-cell>
          <table:table-cell table:style-name="ce2" table:formula="of:=([.H8]*[.$D$5]+[.$E$5])/1000" office:value-type="float" office:value="41.62">
            <text:p>41.62</text:p>
          </table:table-cell>
          <table:table-cell table:style-name="ce2" table:formula="of:=([.H8]*[.$D$6]+[.$E$6])/1000" office:value-type="float" office:value="28.9818">
            <text:p>28.98</text:p>
          </table:table-cell>
          <table:table-cell table:style-name="ce2" table:formula="of:=([.H8]*[.$D$7]+[.$E$7])/1000" office:value-type="float" office:value="36.8926">
            <text:p>36.89</text:p>
          </table:table-cell>
          <table:table-cell table:style-name="ce2" table:formula="of:=([.H8]*[.$D$8]+[.$E$8])/1000" office:value-type="float" office:value="23.2654">
            <text:p>23.27</text:p>
          </table:table-cell>
          <table:table-cell/>
          <table:table-cell table:style-name="ce2" table:formula="of:=[.L8]-[.I8]" office:value-type="float" office:value="-18.3546">
            <text:p>-18.35</text:p>
          </table:table-cell>
          <table:table-cell table:style-name="ce2" table:formula="of:=[.L8]-[.J8]" office:value-type="float" office:value="-5.7164">
            <text:p>-5.72</text:p>
          </table:table-cell>
          <table:table-cell table:formula="of:=[.L8]-[.K8]" office:value-type="float" office:value="-13.6272">
            <text:p>-13.6272</text:p>
          </table:table-cell>
        </table:table-row>
        <table:table-row table:style-name="ro2">
          <table:table-cell table:number-columns-repeated="7"/>
          <table:table-cell office:value-type="float" office:value="25">
            <text:p>25</text:p>
          </table:table-cell>
          <table:table-cell table:style-name="ce2" table:formula="of:=([.H9]*[.$D$5]+[.$E$5])/1000" office:value-type="float" office:value="45.921">
            <text:p>45.92</text:p>
          </table:table-cell>
          <table:table-cell table:style-name="ce2" table:formula="of:=([.H9]*[.$D$6]+[.$E$6])/1000" office:value-type="float" office:value="31.82725">
            <text:p>31.83</text:p>
          </table:table-cell>
          <table:table-cell table:style-name="ce2" table:formula="of:=([.H9]*[.$D$7]+[.$E$7])/1000" office:value-type="float" office:value="44.41175">
            <text:p>44.41</text:p>
          </table:table-cell>
          <table:table-cell table:style-name="ce2" table:formula="of:=([.H9]*[.$D$8]+[.$E$8])/1000" office:value-type="float" office:value="29.08175">
            <text:p>29.08</text:p>
          </table:table-cell>
          <table:table-cell/>
          <table:table-cell table:style-name="ce2" table:formula="of:=[.L9]-[.I9]" office:value-type="float" office:value="-16.83925">
            <text:p>-16.84</text:p>
          </table:table-cell>
          <table:table-cell table:style-name="ce2" table:formula="of:=[.L9]-[.J9]" office:value-type="float" office:value="-2.7455">
            <text:p>-2.75</text:p>
          </table:table-cell>
          <table:table-cell table:formula="of:=[.L9]-[.K9]" office:value-type="float" office:value="-15.33">
            <text:p>-15.33</text:p>
          </table:table-cell>
        </table:table-row>
        <table:table-row table:style-name="ro2">
          <table:table-cell table:number-columns-repeated="7"/>
          <table:table-cell office:value-type="float" office:value="30">
            <text:p>30</text:p>
          </table:table-cell>
          <table:table-cell table:style-name="ce2" table:formula="of:=([.H10]*[.$D$5]+[.$E$5])/1000" office:value-type="float" office:value="50.222">
            <text:p>50.22</text:p>
          </table:table-cell>
          <table:table-cell table:style-name="ce2" table:formula="of:=([.H10]*[.$D$6]+[.$E$6])/1000" office:value-type="float" office:value="34.6727">
            <text:p>34.67</text:p>
          </table:table-cell>
          <table:table-cell table:style-name="ce2" table:formula="of:=([.H10]*[.$D$7]+[.$E$7])/1000" office:value-type="float" office:value="51.9309">
            <text:p>51.93</text:p>
          </table:table-cell>
          <table:table-cell table:style-name="ce2" table:formula="of:=([.H10]*[.$D$8]+[.$E$8])/1000" office:value-type="float" office:value="34.8981">
            <text:p>34.90</text:p>
          </table:table-cell>
          <table:table-cell/>
          <table:table-cell table:style-name="ce2" table:formula="of:=[.L10]-[.I10]" office:value-type="float" office:value="-15.3239">
            <text:p>-15.32</text:p>
          </table:table-cell>
          <table:table-cell table:style-name="ce2" table:formula="of:=[.L10]-[.J10]" office:value-type="float" office:value="0.2254">
            <text:p>0.23</text:p>
          </table:table-cell>
          <table:table-cell table:formula="of:=[.L10]-[.K10]" office:value-type="float" office:value="-17.0328">
            <text:p>-17.0328</text:p>
          </table:table-cell>
        </table:table-row>
        <table:table-row table:style-name="ro2">
          <table:table-cell table:number-columns-repeated="7"/>
          <table:table-cell office:value-type="float" office:value="35">
            <text:p>35</text:p>
          </table:table-cell>
          <table:table-cell table:style-name="ce2" table:formula="of:=([.H11]*[.$D$5]+[.$E$5])/1000" office:value-type="float" office:value="54.523">
            <text:p>54.52</text:p>
          </table:table-cell>
          <table:table-cell table:style-name="ce2" table:formula="of:=([.H11]*[.$D$6]+[.$E$6])/1000" office:value-type="float" office:value="37.51815">
            <text:p>37.52</text:p>
          </table:table-cell>
          <table:table-cell table:style-name="ce2" table:formula="of:=([.H11]*[.$D$7]+[.$E$7])/1000" office:value-type="float" office:value="59.45005">
            <text:p>59.45</text:p>
          </table:table-cell>
          <table:table-cell table:style-name="ce2" table:formula="of:=([.H11]*[.$D$8]+[.$E$8])/1000" office:value-type="float" office:value="40.71445">
            <text:p>40.71</text:p>
          </table:table-cell>
          <table:table-cell/>
          <table:table-cell table:style-name="ce2" table:formula="of:=[.L11]-[.I11]" office:value-type="float" office:value="-13.80855">
            <text:p>-13.81</text:p>
          </table:table-cell>
          <table:table-cell table:style-name="ce2" table:formula="of:=[.L11]-[.J11]" office:value-type="float" office:value="3.1963">
            <text:p>3.20</text:p>
          </table:table-cell>
          <table:table-cell table:formula="of:=[.L11]-[.K11]" office:value-type="float" office:value="-18.7356">
            <text:p>-18.7356</text:p>
          </table:table-cell>
        </table:table-row>
        <table:table-row table:style-name="ro2">
          <table:table-cell table:number-columns-repeated="8"/>
          <table:table-cell table:style-name="ce2" table:number-columns-repeated="4"/>
          <table:table-cell/>
          <table:table-cell table:style-name="ce2" table:number-columns-repeated="2"/>
          <table:table-cell/>
        </table:table-row>
        <table:table-row table:style-name="ro2">
          <table:table-cell office:value-type="string">
            <text:p>Load</text:p>
          </table:table-cell>
          <table:table-cell office:value-type="float" office:value="1900">
            <text:p>1900</text:p>
          </table:table-cell>
          <table:table-cell office:value-type="string">
            <text:p>W</text:p>
          </table:table-cell>
          <table:table-cell table:number-columns-repeated="10"/>
          <table:table-cell office:value-type="string">
            <text:p>Saving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OPEX</text:p>
          </table:table-cell>
          <table:table-cell office:value-type="string">
            <text:p>CAPEX</text:p>
          </table:table-cell>
          <table:table-cell office:value-type="string">
            <text:p>Total</text:p>
          </table:table-cell>
          <table:table-cell/>
          <table:table-cell office:value-type="string">
            <text:p>Years</text:p>
          </table:table-cell>
          <table:table-cell office:value-type="string">
            <text:p>Solar batteries</text:p>
          </table:table-cell>
          <table:table-cell office:value-type="string">
            <text:p>Solar</text:p>
          </table:table-cell>
          <table:table-cell office:value-type="string">
            <text:p>Batteries</text:p>
          </table:table-cell>
          <table:table-cell office:value-type="string">
            <text:p>Brown</text:p>
          </table:table-cell>
          <table:table-cell/>
          <table:table-cell office:value-type="string">
            <text:p>Solar batteries</text:p>
          </table:table-cell>
          <table:table-cell office:value-type="string">
            <text:p>Solar</text:p>
          </table:table-cell>
          <table:table-cell office:value-type="string">
            <text:p>Batteries</text:p>
          </table:table-cell>
        </table:table-row>
        <table:table-row table:style-name="ro2">
          <table:table-cell office:value-type="string">
            <text:p>Solar batteries</text:p>
          </table:table-cell>
          <table:table-cell office:value-type="float" office:value="1201.31">
            <text:p>1201.31</text:p>
          </table:table-cell>
          <table:table-cell office:value-type="float" office:value="585.81">
            <text:p>585.81</text:p>
          </table:table-cell>
          <table:table-cell table:formula="of:=[.B15]+[.C15]" office:value-type="float" office:value="1787.12">
            <text:p>1787.12</text:p>
          </table:table-cell>
          <table:table-cell office:value-type="float" office:value="24416">
            <text:p>24416</text:p>
          </table:table-cell>
          <table:table-cell table:formula="of:=[.D15]+[.E15]" office:value-type="float" office:value="26203.12">
            <text:p>26203.12</text:p>
          </table:table-cell>
          <table:table-cell/>
          <table:table-cell office:value-type="float" office:value="1">
            <text:p>1</text:p>
          </table:table-cell>
          <table:table-cell table:style-name="ce2" table:formula="of:=([.H15]*[.$D$15]+[.$E$15])/1000" office:value-type="float" office:value="26.20312">
            <text:p>26.20</text:p>
          </table:table-cell>
          <table:table-cell table:style-name="ce2" table:formula="of:=([.H15]*[.$D$16]+[.$E$16])/1000" office:value-type="float" office:value="19.21602">
            <text:p>19.22</text:p>
          </table:table-cell>
          <table:table-cell table:style-name="ce2" table:formula="of:=([.H15]*[.$D$17]+[.$E$17])/1000" office:value-type="float" office:value="9.60427">
            <text:p>9.60</text:p>
          </table:table-cell>
          <table:table-cell table:style-name="ce2" table:formula="of:=([.H15]*[.$D$18]+[.$E$18])/1000" office:value-type="float" office:value="2.21021">
            <text:p>2.21</text:p>
          </table:table-cell>
          <table:table-cell/>
          <table:table-cell table:style-name="ce2" table:formula="of:=[.L15]-[.I15]" office:value-type="float" office:value="-23.99291">
            <text:p>-23.99</text:p>
          </table:table-cell>
          <table:table-cell table:style-name="ce2" table:formula="of:=[.L15]-[.J15]" office:value-type="float" office:value="-17.00581">
            <text:p>-17.01</text:p>
          </table:table-cell>
          <table:table-cell table:formula="of:=[.L15]-[.K15]" office:value-type="float" office:value="-7.39406">
            <text:p>-7.39406</text:p>
          </table:table-cell>
        </table:table-row>
        <table:table-row table:style-name="ro2">
          <table:table-cell office:value-type="string">
            <text:p>Solar</text:p>
          </table:table-cell>
          <table:table-cell office:value-type="float" office:value="1277.14">
            <text:p>1277.14</text:p>
          </table:table-cell>
          <table:table-cell office:value-type="float" office:value="338.88">
            <text:p>338.88</text:p>
          </table:table-cell>
          <table:table-cell table:formula="of:=[.B16]+[.C16]" office:value-type="float" office:value="1616.02">
            <text:p>1616.02</text:p>
          </table:table-cell>
          <table:table-cell office:value-type="float" office:value="17600">
            <text:p>17600</text:p>
          </table:table-cell>
          <table:table-cell table:formula="of:=[.D16]+[.E16]" office:value-type="float" office:value="19216.02">
            <text:p>19216.02</text:p>
          </table:table-cell>
          <table:table-cell/>
          <table:table-cell office:value-type="float" office:value="5">
            <text:p>5</text:p>
          </table:table-cell>
          <table:table-cell table:style-name="ce2" table:formula="of:=([.H16]*[.$D$15]+[.$E$15])/1000" office:value-type="float" office:value="33.3516">
            <text:p>33.35</text:p>
          </table:table-cell>
          <table:table-cell table:style-name="ce2" table:formula="of:=([.H16]*[.$D$16]+[.$E$16])/1000" office:value-type="float" office:value="25.6801">
            <text:p>25.68</text:p>
          </table:table-cell>
          <table:table-cell table:style-name="ce2" table:formula="of:=([.H16]*[.$D$17]+[.$E$17])/1000" office:value-type="float" office:value="20.75735">
            <text:p>20.76</text:p>
          </table:table-cell>
          <table:table-cell table:style-name="ce2" table:formula="of:=([.H16]*[.$D$18]+[.$E$18])/1000" office:value-type="float" office:value="11.05105">
            <text:p>11.05</text:p>
          </table:table-cell>
          <table:table-cell/>
          <table:table-cell table:style-name="ce2" table:formula="of:=[.L16]-[.I16]" office:value-type="float" office:value="-22.30055">
            <text:p>-22.30</text:p>
          </table:table-cell>
          <table:table-cell table:style-name="ce2" table:formula="of:=[.L16]-[.J16]" office:value-type="float" office:value="-14.62905">
            <text:p>-14.63</text:p>
          </table:table-cell>
          <table:table-cell table:formula="of:=[.L16]-[.K16]" office:value-type="float" office:value="-9.7063">
            <text:p>-9.7063</text:p>
          </table:table-cell>
        </table:table-row>
        <table:table-row table:style-name="ro2">
          <table:table-cell office:value-type="string">
            <text:p>Batteries</text:p>
          </table:table-cell>
          <table:table-cell office:value-type="float" office:value="1800.16">
            <text:p>1800.16</text:p>
          </table:table-cell>
          <table:table-cell office:value-type="float" office:value="988.11">
            <text:p>988.11</text:p>
          </table:table-cell>
          <table:table-cell table:formula="of:=[.B17]+[.C17]" office:value-type="float" office:value="2788.27">
            <text:p>2788.27</text:p>
          </table:table-cell>
          <table:table-cell office:value-type="float" office:value="6816">
            <text:p>6816</text:p>
          </table:table-cell>
          <table:table-cell table:formula="of:=[.D17]+[.E17]" office:value-type="float" office:value="9604.27">
            <text:p>9604.27</text:p>
          </table:table-cell>
          <table:table-cell/>
          <table:table-cell office:value-type="float" office:value="10">
            <text:p>10</text:p>
          </table:table-cell>
          <table:table-cell table:style-name="ce2" table:formula="of:=([.H17]*[.$D$15]+[.$E$15])/1000" office:value-type="float" office:value="42.2872">
            <text:p>42.29</text:p>
          </table:table-cell>
          <table:table-cell table:style-name="ce2" table:formula="of:=([.H17]*[.$D$16]+[.$E$16])/1000" office:value-type="float" office:value="33.7602">
            <text:p>33.76</text:p>
          </table:table-cell>
          <table:table-cell table:style-name="ce2" table:formula="of:=([.H17]*[.$D$17]+[.$E$17])/1000" office:value-type="float" office:value="34.6987">
            <text:p>34.70</text:p>
          </table:table-cell>
          <table:table-cell table:style-name="ce2" table:formula="of:=([.H17]*[.$D$18]+[.$E$18])/1000" office:value-type="float" office:value="22.1021">
            <text:p>22.10</text:p>
          </table:table-cell>
          <table:table-cell/>
          <table:table-cell table:style-name="ce2" table:formula="of:=[.L17]-[.I17]" office:value-type="float" office:value="-20.1851">
            <text:p>-20.19</text:p>
          </table:table-cell>
          <table:table-cell table:style-name="ce2" table:formula="of:=[.L17]-[.J17]" office:value-type="float" office:value="-11.6581">
            <text:p>-11.66</text:p>
          </table:table-cell>
          <table:table-cell table:formula="of:=[.L17]-[.K17]" office:value-type="float" office:value="-12.5966">
            <text:p>-12.5966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float" office:value="1871.33">
            <text:p>1871.33</text:p>
          </table:table-cell>
          <table:table-cell office:value-type="float" office:value="338.88">
            <text:p>338.88</text:p>
          </table:table-cell>
          <table:table-cell table:formula="of:=[.B18]+[.C18]" office:value-type="float" office:value="2210.21">
            <text:p>2210.21</text:p>
          </table:table-cell>
          <table:table-cell office:value-type="float" office:value="0">
            <text:p>0</text:p>
          </table:table-cell>
          <table:table-cell table:formula="of:=[.D18]+[.E18]" office:value-type="float" office:value="2210.21">
            <text:p>2210.21</text:p>
          </table:table-cell>
          <table:table-cell/>
          <table:table-cell office:value-type="float" office:value="20">
            <text:p>20</text:p>
          </table:table-cell>
          <table:table-cell table:style-name="ce2" table:formula="of:=([.H18]*[.$D$15]+[.$E$15])/1000" office:value-type="float" office:value="60.1584">
            <text:p>60.16</text:p>
          </table:table-cell>
          <table:table-cell table:style-name="ce2" table:formula="of:=([.H18]*[.$D$16]+[.$E$16])/1000" office:value-type="float" office:value="49.9204">
            <text:p>49.92</text:p>
          </table:table-cell>
          <table:table-cell table:style-name="ce2" table:formula="of:=([.H18]*[.$D$17]+[.$E$17])/1000" office:value-type="float" office:value="62.5814">
            <text:p>62.58</text:p>
          </table:table-cell>
          <table:table-cell table:style-name="ce2" table:formula="of:=([.H18]*[.$D$18]+[.$E$18])/1000" office:value-type="float" office:value="44.2042">
            <text:p>44.20</text:p>
          </table:table-cell>
          <table:table-cell/>
          <table:table-cell table:style-name="ce2" table:formula="of:=[.L18]-[.I18]" office:value-type="float" office:value="-15.9542">
            <text:p>-15.95</text:p>
          </table:table-cell>
          <table:table-cell table:style-name="ce2" table:formula="of:=[.L18]-[.J18]" office:value-type="float" office:value="-5.7162">
            <text:p>-5.72</text:p>
          </table:table-cell>
          <table:table-cell table:formula="of:=[.L18]-[.K18]" office:value-type="float" office:value="-18.3772">
            <text:p>-18.3772</text:p>
          </table:table-cell>
        </table:table-row>
        <table:table-row table:style-name="ro2">
          <table:table-cell table:number-columns-repeated="7"/>
          <table:table-cell office:value-type="float" office:value="25">
            <text:p>25</text:p>
          </table:table-cell>
          <table:table-cell table:style-name="ce2" table:formula="of:=([.H19]*[.$D$15]+[.$E$15])/1000" office:value-type="float" office:value="69.094">
            <text:p>69.09</text:p>
          </table:table-cell>
          <table:table-cell table:style-name="ce2" table:formula="of:=([.H19]*[.$D$16]+[.$E$16])/1000" office:value-type="float" office:value="58.0005">
            <text:p>58.00</text:p>
          </table:table-cell>
          <table:table-cell table:style-name="ce2" table:formula="of:=([.H19]*[.$D$17]+[.$E$17])/1000" office:value-type="float" office:value="76.52275">
            <text:p>76.52</text:p>
          </table:table-cell>
          <table:table-cell table:style-name="ce2" table:formula="of:=([.H19]*[.$D$18]+[.$E$18])/1000" office:value-type="float" office:value="55.25525">
            <text:p>55.26</text:p>
          </table:table-cell>
          <table:table-cell/>
          <table:table-cell table:style-name="ce2" table:formula="of:=[.L19]-[.I19]" office:value-type="float" office:value="-13.83875">
            <text:p>-13.84</text:p>
          </table:table-cell>
          <table:table-cell table:style-name="ce2" table:formula="of:=[.L19]-[.J19]" office:value-type="float" office:value="-2.74525000000001">
            <text:p>-2.75</text:p>
          </table:table-cell>
          <table:table-cell table:formula="of:=[.L19]-[.K19]" office:value-type="float" office:value="-21.2675">
            <text:p>-21.2675</text:p>
          </table:table-cell>
        </table:table-row>
        <table:table-row table:style-name="ro2">
          <table:table-cell table:number-columns-repeated="7"/>
          <table:table-cell office:value-type="float" office:value="30">
            <text:p>30</text:p>
          </table:table-cell>
          <table:table-cell table:style-name="ce2" table:formula="of:=([.H20]*[.$D$15]+[.$E$15])/1000" office:value-type="float" office:value="78.0296">
            <text:p>78.03</text:p>
          </table:table-cell>
          <table:table-cell table:style-name="ce2" table:formula="of:=([.H20]*[.$D$16]+[.$E$16])/1000" office:value-type="float" office:value="66.0806">
            <text:p>66.08</text:p>
          </table:table-cell>
          <table:table-cell table:style-name="ce2" table:formula="of:=([.H20]*[.$D$17]+[.$E$17])/1000" office:value-type="float" office:value="90.4641">
            <text:p>90.46</text:p>
          </table:table-cell>
          <table:table-cell table:style-name="ce2" table:formula="of:=([.H20]*[.$D$18]+[.$E$18])/1000" office:value-type="float" office:value="66.3063">
            <text:p>66.31</text:p>
          </table:table-cell>
          <table:table-cell/>
          <table:table-cell table:style-name="ce2" table:formula="of:=[.L20]-[.I20]" office:value-type="float" office:value="-11.7233">
            <text:p>-11.72</text:p>
          </table:table-cell>
          <table:table-cell table:style-name="ce2" table:formula="of:=[.L20]-[.J20]" office:value-type="float" office:value="0.225700000000003">
            <text:p>0.23</text:p>
          </table:table-cell>
          <table:table-cell table:formula="of:=[.L20]-[.K20]" office:value-type="float" office:value="-24.1578">
            <text:p>-24.1578</text:p>
          </table:table-cell>
        </table:table-row>
        <table:table-row table:style-name="ro2">
          <table:table-cell table:number-columns-repeated="7"/>
          <table:table-cell office:value-type="float" office:value="35">
            <text:p>35</text:p>
          </table:table-cell>
          <table:table-cell table:style-name="ce2" table:formula="of:=([.H21]*[.$D$15]+[.$E$15])/1000" office:value-type="float" office:value="86.9652">
            <text:p>86.97</text:p>
          </table:table-cell>
          <table:table-cell table:style-name="ce2" table:formula="of:=([.H21]*[.$D$16]+[.$E$16])/1000" office:value-type="float" office:value="74.1607">
            <text:p>74.16</text:p>
          </table:table-cell>
          <table:table-cell table:style-name="ce2" table:formula="of:=([.H21]*[.$D$17]+[.$E$17])/1000" office:value-type="float" office:value="104.40545">
            <text:p>104.41</text:p>
          </table:table-cell>
          <table:table-cell table:style-name="ce2" table:formula="of:=([.H21]*[.$D$18]+[.$E$18])/1000" office:value-type="float" office:value="77.35735">
            <text:p>77.36</text:p>
          </table:table-cell>
          <table:table-cell/>
          <table:table-cell table:style-name="ce2" table:formula="of:=[.L21]-[.I21]" office:value-type="float" office:value="-9.60784999999999">
            <text:p>-9.61</text:p>
          </table:table-cell>
          <table:table-cell table:style-name="ce2" table:formula="of:=[.L21]-[.J21]" office:value-type="float" office:value="3.19665000000002">
            <text:p>3.20</text:p>
          </table:table-cell>
          <table:table-cell table:formula="of:=[.L21]-[.K21]" office:value-type="float" office:value="-27.0481">
            <text:p>-27.0481</text:p>
          </table:table-cell>
        </table:table-row>
        <table:table-row table:style-name="ro2">
          <table:table-cell table:number-columns-repeated="8"/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New Peak</text:p>
          </table:table-cell>
          <table:table-cell table:number-columns-repeated="7"/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2">
          <table:table-cell office:value-type="string">
            <text:p>Load</text:p>
          </table:table-cell>
          <table:table-cell office:value-type="float" office:value="1900">
            <text:p>1900</text:p>
          </table:table-cell>
          <table:table-cell office:value-type="string">
            <text:p>W</text:p>
          </table:table-cell>
          <table:table-cell table:number-columns-repeated="5"/>
          <table:table-cell table:style-name="ce2" table:number-columns-repeated="2"/>
          <table:table-cell/>
          <table:table-cell table:style-name="ce2"/>
          <table:table-cell/>
          <table:table-cell office:value-type="string">
            <text:p>Saving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OPEX</text:p>
          </table:table-cell>
          <table:table-cell office:value-type="string">
            <text:p>CAPEX</text:p>
          </table:table-cell>
          <table:table-cell office:value-type="string">
            <text:p>Total</text:p>
          </table:table-cell>
          <table:table-cell/>
          <table:table-cell office:value-type="string">
            <text:p>Years</text:p>
          </table:table-cell>
          <table:table-cell office:value-type="string">
            <text:p>Solar batteries</text:p>
          </table:table-cell>
          <table:table-cell office:value-type="string">
            <text:p>Solar</text:p>
          </table:table-cell>
          <table:table-cell office:value-type="string">
            <text:p>Batteries</text:p>
          </table:table-cell>
          <table:table-cell office:value-type="string">
            <text:p>Brown</text:p>
          </table:table-cell>
          <table:table-cell/>
          <table:table-cell office:value-type="string">
            <text:p>Solar batteries</text:p>
          </table:table-cell>
          <table:table-cell office:value-type="string">
            <text:p>Solar</text:p>
          </table:table-cell>
          <table:table-cell office:value-type="string">
            <text:p>Batteries</text:p>
          </table:table-cell>
        </table:table-row>
        <table:table-row table:style-name="ro2">
          <table:table-cell office:value-type="string">
            <text:p>Solar batteries</text:p>
          </table:table-cell>
          <table:table-cell office:value-type="float" office:value="1201.48">
            <text:p>1201.48</text:p>
          </table:table-cell>
          <table:table-cell office:value-type="float" office:value="524.86">
            <text:p>524.86</text:p>
          </table:table-cell>
          <table:table-cell table:formula="of:=[.B26]+[.C26]" office:value-type="float" office:value="1726.34">
            <text:p>1726.34</text:p>
          </table:table-cell>
          <table:table-cell office:value-type="float" office:value="24416">
            <text:p>24416</text:p>
          </table:table-cell>
          <table:table-cell table:formula="of:=[.D26]+[.E26]" office:value-type="float" office:value="26142.34">
            <text:p>26142.34</text:p>
          </table:table-cell>
          <table:table-cell/>
          <table:table-cell office:value-type="float" office:value="1">
            <text:p>1</text:p>
          </table:table-cell>
          <table:table-cell table:style-name="ce2" table:formula="of:=([.H26]*[.$D$26]+[.$E$26])/1000" office:value-type="float" office:value="26.14234">
            <text:p>26.14</text:p>
          </table:table-cell>
          <table:table-cell table:style-name="ce2" table:formula="of:=([.H26]*[.$D$27]+[.$E$27])/1000" office:value-type="float" office:value="19.21602">
            <text:p>19.22</text:p>
          </table:table-cell>
          <table:table-cell table:style-name="ce2" table:formula="of:=([.H26]*[.$D$28]+[.$E$28])/1000" office:value-type="float" office:value="9.13112">
            <text:p>9.13</text:p>
          </table:table-cell>
          <table:table-cell table:style-name="ce2" table:formula="of:=([.H26]*[.$D$29]+[.$E$29])/1000" office:value-type="float" office:value="2.21021">
            <text:p>2.21</text:p>
          </table:table-cell>
          <table:table-cell/>
          <table:table-cell table:style-name="ce2" table:formula="of:=[.L26]-[.I26]" office:value-type="float" office:value="-23.93213">
            <text:p>-23.93</text:p>
          </table:table-cell>
          <table:table-cell table:style-name="ce2" table:formula="of:=[.L26]-[.J26]" office:value-type="float" office:value="-17.00581">
            <text:p>-17.01</text:p>
          </table:table-cell>
          <table:table-cell table:formula="of:=[.L26]-[.K26]" office:value-type="float" office:value="-6.92091">
            <text:p>-6.92091</text:p>
          </table:table-cell>
        </table:table-row>
        <table:table-row table:style-name="ro2">
          <table:table-cell office:value-type="string">
            <text:p>Solar</text:p>
          </table:table-cell>
          <table:table-cell office:value-type="float" office:value="1277.14">
            <text:p>1277.14</text:p>
          </table:table-cell>
          <table:table-cell office:value-type="float" office:value="338.88">
            <text:p>338.88</text:p>
          </table:table-cell>
          <table:table-cell table:formula="of:=[.B27]+[.C27]" office:value-type="float" office:value="1616.02">
            <text:p>1616.02</text:p>
          </table:table-cell>
          <table:table-cell office:value-type="float" office:value="17600">
            <text:p>17600</text:p>
          </table:table-cell>
          <table:table-cell table:formula="of:=[.D27]+[.E27]" office:value-type="float" office:value="19216.02">
            <text:p>19216.02</text:p>
          </table:table-cell>
          <table:table-cell/>
          <table:table-cell office:value-type="float" office:value="5">
            <text:p>5</text:p>
          </table:table-cell>
          <table:table-cell table:style-name="ce2" table:formula="of:=([.H27]*[.$D$26]+[.$E$26])/1000" office:value-type="float" office:value="33.0477">
            <text:p>33.05</text:p>
          </table:table-cell>
          <table:table-cell table:style-name="ce2" table:formula="of:=([.H27]*[.$D$27]+[.$E$27])/1000" office:value-type="float" office:value="25.6801">
            <text:p>25.68</text:p>
          </table:table-cell>
          <table:table-cell table:style-name="ce2" table:formula="of:=([.H27]*[.$D$28]+[.$E$28])/1000" office:value-type="float" office:value="18.3916">
            <text:p>18.39</text:p>
          </table:table-cell>
          <table:table-cell table:style-name="ce2" table:formula="of:=([.H27]*[.$D$29]+[.$E$29])/1000" office:value-type="float" office:value="11.05105">
            <text:p>11.05</text:p>
          </table:table-cell>
          <table:table-cell/>
          <table:table-cell table:style-name="ce2" table:formula="of:=[.L27]-[.I27]" office:value-type="float" office:value="-21.99665">
            <text:p>-22.00</text:p>
          </table:table-cell>
          <table:table-cell table:style-name="ce2" table:formula="of:=[.L27]-[.J27]" office:value-type="float" office:value="-14.62905">
            <text:p>-14.63</text:p>
          </table:table-cell>
          <table:table-cell table:formula="of:=[.L27]-[.K27]" office:value-type="float" office:value="-7.34055">
            <text:p>-7.34055</text:p>
          </table:table-cell>
        </table:table-row>
        <table:table-row table:style-name="ro2">
          <table:table-cell office:value-type="string">
            <text:p>Batteries</text:p>
          </table:table-cell>
          <table:table-cell office:value-type="float" office:value="1794.9">
            <text:p>1794.9</text:p>
          </table:table-cell>
          <table:table-cell office:value-type="float" office:value="520.22">
            <text:p>520.22</text:p>
          </table:table-cell>
          <table:table-cell table:formula="of:=[.B28]+[.C28]" office:value-type="float" office:value="2315.12">
            <text:p>2315.12</text:p>
          </table:table-cell>
          <table:table-cell office:value-type="float" office:value="6816">
            <text:p>6816</text:p>
          </table:table-cell>
          <table:table-cell table:formula="of:=[.D28]+[.E28]" office:value-type="float" office:value="9131.12">
            <text:p>9131.12</text:p>
          </table:table-cell>
          <table:table-cell/>
          <table:table-cell office:value-type="float" office:value="10">
            <text:p>10</text:p>
          </table:table-cell>
          <table:table-cell table:style-name="ce2" table:formula="of:=([.H28]*[.$D$26]+[.$E$26])/1000" office:value-type="float" office:value="41.6794">
            <text:p>41.68</text:p>
          </table:table-cell>
          <table:table-cell table:style-name="ce2" table:formula="of:=([.H28]*[.$D$27]+[.$E$27])/1000" office:value-type="float" office:value="33.7602">
            <text:p>33.76</text:p>
          </table:table-cell>
          <table:table-cell table:style-name="ce2" table:formula="of:=([.H28]*[.$D$28]+[.$E$28])/1000" office:value-type="float" office:value="29.9672">
            <text:p>29.97</text:p>
          </table:table-cell>
          <table:table-cell table:style-name="ce2" table:formula="of:=([.H28]*[.$D$29]+[.$E$29])/1000" office:value-type="float" office:value="22.1021">
            <text:p>22.10</text:p>
          </table:table-cell>
          <table:table-cell/>
          <table:table-cell table:style-name="ce2" table:formula="of:=[.L28]-[.I28]" office:value-type="float" office:value="-19.5773">
            <text:p>-19.58</text:p>
          </table:table-cell>
          <table:table-cell table:style-name="ce2" table:formula="of:=[.L28]-[.J28]" office:value-type="float" office:value="-11.6581">
            <text:p>-11.66</text:p>
          </table:table-cell>
          <table:table-cell table:formula="of:=[.L28]-[.K28]" office:value-type="float" office:value="-7.8651">
            <text:p>-7.8651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float" office:value="1871.33">
            <text:p>1871.33</text:p>
          </table:table-cell>
          <table:table-cell office:value-type="float" office:value="338.88">
            <text:p>338.88</text:p>
          </table:table-cell>
          <table:table-cell table:formula="of:=[.B29]+[.C29]" office:value-type="float" office:value="2210.21">
            <text:p>2210.21</text:p>
          </table:table-cell>
          <table:table-cell office:value-type="float" office:value="0">
            <text:p>0</text:p>
          </table:table-cell>
          <table:table-cell table:formula="of:=[.D29]+[.E29]" office:value-type="float" office:value="2210.21">
            <text:p>2210.21</text:p>
          </table:table-cell>
          <table:table-cell/>
          <table:table-cell office:value-type="float" office:value="20">
            <text:p>20</text:p>
          </table:table-cell>
          <table:table-cell table:style-name="ce2" table:formula="of:=([.H29]*[.$D$26]+[.$E$26])/1000" office:value-type="float" office:value="58.9428">
            <text:p>58.94</text:p>
          </table:table-cell>
          <table:table-cell table:style-name="ce2" table:formula="of:=([.H29]*[.$D$27]+[.$E$27])/1000" office:value-type="float" office:value="49.9204">
            <text:p>49.92</text:p>
          </table:table-cell>
          <table:table-cell table:style-name="ce2" table:formula="of:=([.H29]*[.$D$28]+[.$E$28])/1000" office:value-type="float" office:value="53.1184">
            <text:p>53.12</text:p>
          </table:table-cell>
          <table:table-cell table:style-name="ce2" table:formula="of:=([.H29]*[.$D$29]+[.$E$29])/1000" office:value-type="float" office:value="44.2042">
            <text:p>44.20</text:p>
          </table:table-cell>
          <table:table-cell/>
          <table:table-cell table:style-name="ce2" table:formula="of:=[.L29]-[.I29]" office:value-type="float" office:value="-14.7386">
            <text:p>-14.74</text:p>
          </table:table-cell>
          <table:table-cell table:style-name="ce2" table:formula="of:=[.L29]-[.J29]" office:value-type="float" office:value="-5.7162">
            <text:p>-5.72</text:p>
          </table:table-cell>
          <table:table-cell table:formula="of:=[.L29]-[.K29]" office:value-type="float" office:value="-8.91419999999999">
            <text:p>-8.9142</text:p>
          </table:table-cell>
        </table:table-row>
        <table:table-row table:style-name="ro2">
          <table:table-cell table:number-columns-repeated="7"/>
          <table:table-cell office:value-type="float" office:value="25">
            <text:p>25</text:p>
          </table:table-cell>
          <table:table-cell table:style-name="ce2" table:formula="of:=([.H30]*[.$D$26]+[.$E$26])/1000" office:value-type="float" office:value="67.5745">
            <text:p>67.57</text:p>
          </table:table-cell>
          <table:table-cell table:style-name="ce2" table:formula="of:=([.H30]*[.$D$27]+[.$E$27])/1000" office:value-type="float" office:value="58.0005">
            <text:p>58.00</text:p>
          </table:table-cell>
          <table:table-cell table:style-name="ce2" table:formula="of:=([.H30]*[.$D$28]+[.$E$28])/1000" office:value-type="float" office:value="64.694">
            <text:p>64.69</text:p>
          </table:table-cell>
          <table:table-cell table:style-name="ce2" table:formula="of:=([.H30]*[.$D$29]+[.$E$29])/1000" office:value-type="float" office:value="55.25525">
            <text:p>55.26</text:p>
          </table:table-cell>
          <table:table-cell/>
          <table:table-cell table:style-name="ce2" table:formula="of:=[.L30]-[.I30]" office:value-type="float" office:value="-12.31925">
            <text:p>-12.32</text:p>
          </table:table-cell>
          <table:table-cell table:style-name="ce2" table:formula="of:=[.L30]-[.J30]" office:value-type="float" office:value="-2.74525000000001">
            <text:p>-2.75</text:p>
          </table:table-cell>
          <table:table-cell table:formula="of:=[.L30]-[.K30]" office:value-type="float" office:value="-9.43875000000001">
            <text:p>-9.43875</text:p>
          </table:table-cell>
        </table:table-row>
        <table:table-row table:style-name="ro2">
          <table:table-cell table:number-columns-repeated="7"/>
          <table:table-cell office:value-type="float" office:value="30">
            <text:p>30</text:p>
          </table:table-cell>
          <table:table-cell table:style-name="ce2" table:formula="of:=([.H31]*[.$D$26]+[.$E$26])/1000" office:value-type="float" office:value="76.2062">
            <text:p>76.21</text:p>
          </table:table-cell>
          <table:table-cell table:style-name="ce2" table:formula="of:=([.H31]*[.$D$27]+[.$E$27])/1000" office:value-type="float" office:value="66.0806">
            <text:p>66.08</text:p>
          </table:table-cell>
          <table:table-cell table:style-name="ce2" table:formula="of:=([.H31]*[.$D$28]+[.$E$28])/1000" office:value-type="float" office:value="76.2696">
            <text:p>76.27</text:p>
          </table:table-cell>
          <table:table-cell table:style-name="ce2" table:formula="of:=([.H31]*[.$D$29]+[.$E$29])/1000" office:value-type="float" office:value="66.3063">
            <text:p>66.31</text:p>
          </table:table-cell>
          <table:table-cell/>
          <table:table-cell table:style-name="ce2" table:formula="of:=[.L31]-[.I31]" office:value-type="float" office:value="-9.8999">
            <text:p>-9.90</text:p>
          </table:table-cell>
          <table:table-cell table:style-name="ce2" table:formula="of:=[.L31]-[.J31]" office:value-type="float" office:value="0.225700000000003">
            <text:p>0.23</text:p>
          </table:table-cell>
          <table:table-cell table:formula="of:=[.L31]-[.K31]" office:value-type="float" office:value="-9.96329999999999">
            <text:p>-9.9633</text:p>
          </table:table-cell>
        </table:table-row>
        <table:table-row table:style-name="ro2">
          <table:table-cell table:number-columns-repeated="7"/>
          <table:table-cell office:value-type="float" office:value="35">
            <text:p>35</text:p>
          </table:table-cell>
          <table:table-cell table:style-name="ce2" table:formula="of:=([.H32]*[.$D$26]+[.$E$26])/1000" office:value-type="float" office:value="84.8379">
            <text:p>84.84</text:p>
          </table:table-cell>
          <table:table-cell table:style-name="ce2" table:formula="of:=([.H32]*[.$D$27]+[.$E$27])/1000" office:value-type="float" office:value="74.1607">
            <text:p>74.16</text:p>
          </table:table-cell>
          <table:table-cell table:style-name="ce2" table:formula="of:=([.H32]*[.$D$28]+[.$E$28])/1000" office:value-type="float" office:value="87.8452">
            <text:p>87.85</text:p>
          </table:table-cell>
          <table:table-cell table:style-name="ce2" table:formula="of:=([.H32]*[.$D$29]+[.$E$29])/1000" office:value-type="float" office:value="77.35735">
            <text:p>77.36</text:p>
          </table:table-cell>
          <table:table-cell/>
          <table:table-cell table:style-name="ce2" table:formula="of:=[.L32]-[.I32]" office:value-type="float" office:value="-7.48054999999999">
            <text:p>-7.48</text:p>
          </table:table-cell>
          <table:table-cell table:style-name="ce2" table:formula="of:=[.L32]-[.J32]" office:value-type="float" office:value="3.19665000000002">
            <text:p>3.20</text:p>
          </table:table-cell>
          <table:table-cell table:formula="of:=[.L32]-[.K32]" office:value-type="float" office:value="-10.48785">
            <text:p>-10.48785</text:p>
          </table:table-cell>
        </table:table-row>
        <table:table-row table:style-name="ro2">
          <table:table-cell table:number-columns-repeated="8"/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2">
          <table:table-cell office:value-type="string">
            <text:p>Load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5"/>
          <table:table-cell table:style-name="ce2" table:number-columns-repeated="2"/>
          <table:table-cell/>
          <table:table-cell table:style-name="ce2"/>
          <table:table-cell/>
          <table:table-cell office:value-type="string">
            <text:p>Saving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OPEX</text:p>
          </table:table-cell>
          <table:table-cell office:value-type="string">
            <text:p>CAPEX</text:p>
          </table:table-cell>
          <table:table-cell office:value-type="string">
            <text:p>Total</text:p>
          </table:table-cell>
          <table:table-cell/>
          <table:table-cell office:value-type="string">
            <text:p>Years</text:p>
          </table:table-cell>
          <table:table-cell office:value-type="string">
            <text:p>Solar batteries</text:p>
          </table:table-cell>
          <table:table-cell office:value-type="string">
            <text:p>Solar</text:p>
          </table:table-cell>
          <table:table-cell office:value-type="string">
            <text:p>Batteries</text:p>
          </table:table-cell>
          <table:table-cell office:value-type="string">
            <text:p>Brown</text:p>
          </table:table-cell>
          <table:table-cell/>
          <table:table-cell office:value-type="string">
            <text:p>Solar batteries</text:p>
          </table:table-cell>
          <table:table-cell office:value-type="string">
            <text:p>Solar</text:p>
          </table:table-cell>
          <table:table-cell office:value-type="string">
            <text:p>Batteries</text:p>
          </table:table-cell>
        </table:table-row>
        <table:table-row table:style-name="ro2">
          <table:table-cell office:value-type="string">
            <text:p>Solar batteries</text:p>
          </table:table-cell>
          <table:table-cell office:value-type="float" office:value="333.65">
            <text:p>333.65</text:p>
          </table:table-cell>
          <table:table-cell office:value-type="float" office:value="406.47">
            <text:p>406.47</text:p>
          </table:table-cell>
          <table:table-cell table:formula="of:=[.B36]+[.C36]" office:value-type="float" office:value="740.12">
            <text:p>740.12</text:p>
          </table:table-cell>
          <table:table-cell office:value-type="float" office:value="24416">
            <text:p>24416</text:p>
          </table:table-cell>
          <table:table-cell table:formula="of:=[.D36]+[.E36]" office:value-type="float" office:value="25156.12">
            <text:p>25156.12</text:p>
          </table:table-cell>
          <table:table-cell/>
          <table:table-cell office:value-type="float" office:value="1">
            <text:p>1</text:p>
          </table:table-cell>
          <table:table-cell table:style-name="ce2" table:formula="of:=([.H36]*[.$D$36]+[.$E$36])/1000" office:value-type="float" office:value="25.15612">
            <text:p>25.16</text:p>
          </table:table-cell>
          <table:table-cell table:style-name="ce2" table:formula="of:=([.H36]*[.$D$37]+[.$E$37])/1000" office:value-type="float" office:value="18.16909">
            <text:p>18.17</text:p>
          </table:table-cell>
          <table:table-cell table:style-name="ce2" table:formula="of:=([.H36]*[.$D$38]+[.$E$38])/1000" office:value-type="float" office:value="8.08422">
            <text:p>8.08</text:p>
          </table:table-cell>
          <table:table-cell table:style-name="ce2" table:formula="of:=([.H36]*[.$D$39]+[.$E$39])/1000" office:value-type="float" office:value="1.16327">
            <text:p>1.16</text:p>
          </table:table-cell>
          <table:table-cell/>
          <table:table-cell table:style-name="ce2" table:formula="of:=[.L36]-[.I36]" office:value-type="float" office:value="-23.99285">
            <text:p>-23.99</text:p>
          </table:table-cell>
          <table:table-cell table:style-name="ce2" table:formula="of:=[.L36]-[.J36]" office:value-type="float" office:value="-17.00582">
            <text:p>-17.01</text:p>
          </table:table-cell>
          <table:table-cell table:formula="of:=[.L36]-[.K36]" office:value-type="float" office:value="-6.92095">
            <text:p>-6.92095</text:p>
          </table:table-cell>
        </table:table-row>
        <table:table-row table:style-name="ro2">
          <table:table-cell office:value-type="string">
            <text:p>Solar</text:p>
          </table:table-cell>
          <table:table-cell office:value-type="float" office:value="390.73">
            <text:p>390.73</text:p>
          </table:table-cell>
          <table:table-cell office:value-type="float" office:value="178.36">
            <text:p>178.36</text:p>
          </table:table-cell>
          <table:table-cell table:formula="of:=[.B37]+[.C37]" office:value-type="float" office:value="569.09">
            <text:p>569.09</text:p>
          </table:table-cell>
          <table:table-cell office:value-type="float" office:value="17600">
            <text:p>17600</text:p>
          </table:table-cell>
          <table:table-cell table:formula="of:=[.D37]+[.E37]" office:value-type="float" office:value="18169.09">
            <text:p>18169.09</text:p>
          </table:table-cell>
          <table:table-cell/>
          <table:table-cell office:value-type="float" office:value="5">
            <text:p>5</text:p>
          </table:table-cell>
          <table:table-cell table:style-name="ce2" table:formula="of:=([.H37]*[.$D$36]+[.$E$36])/1000" office:value-type="float" office:value="28.1166">
            <text:p>28.12</text:p>
          </table:table-cell>
          <table:table-cell table:style-name="ce2" table:formula="of:=([.H37]*[.$D$37]+[.$E$37])/1000" office:value-type="float" office:value="20.44545">
            <text:p>20.45</text:p>
          </table:table-cell>
          <table:table-cell table:style-name="ce2" table:formula="of:=([.H37]*[.$D$38]+[.$E$38])/1000" office:value-type="float" office:value="13.1571">
            <text:p>13.16</text:p>
          </table:table-cell>
          <table:table-cell table:style-name="ce2" table:formula="of:=([.H37]*[.$D$39]+[.$E$39])/1000" office:value-type="float" office:value="5.81635">
            <text:p>5.82</text:p>
          </table:table-cell>
          <table:table-cell/>
          <table:table-cell table:style-name="ce2" table:formula="of:=[.L37]-[.I37]" office:value-type="float" office:value="-22.30025">
            <text:p>-22.30</text:p>
          </table:table-cell>
          <table:table-cell table:style-name="ce2" table:formula="of:=[.L37]-[.J37]" office:value-type="float" office:value="-14.6291">
            <text:p>-14.63</text:p>
          </table:table-cell>
          <table:table-cell table:formula="of:=[.L37]-[.K37]" office:value-type="float" office:value="-7.34075">
            <text:p>-7.34075</text:p>
          </table:table-cell>
        </table:table-row>
        <table:table-row table:style-name="ro2">
          <table:table-cell office:value-type="string">
            <text:p>Batteries</text:p>
          </table:table-cell>
          <table:table-cell office:value-type="float" office:value="908.53">
            <text:p>908.53</text:p>
          </table:table-cell>
          <table:table-cell office:value-type="float" office:value="359.69">
            <text:p>359.69</text:p>
          </table:table-cell>
          <table:table-cell table:formula="of:=[.B38]+[.C38]" office:value-type="float" office:value="1268.22">
            <text:p>1268.22</text:p>
          </table:table-cell>
          <table:table-cell office:value-type="float" office:value="6816">
            <text:p>6816</text:p>
          </table:table-cell>
          <table:table-cell table:formula="of:=[.D38]+[.E38]" office:value-type="float" office:value="8084.22">
            <text:p>8084.22</text:p>
          </table:table-cell>
          <table:table-cell/>
          <table:table-cell office:value-type="float" office:value="10">
            <text:p>10</text:p>
          </table:table-cell>
          <table:table-cell table:style-name="ce2" table:formula="of:=([.H38]*[.$D$36]+[.$E$36])/1000" office:value-type="float" office:value="31.8172">
            <text:p>31.82</text:p>
          </table:table-cell>
          <table:table-cell table:style-name="ce2" table:formula="of:=([.H38]*[.$D$37]+[.$E$37])/1000" office:value-type="float" office:value="23.2909">
            <text:p>23.29</text:p>
          </table:table-cell>
          <table:table-cell table:style-name="ce2" table:formula="of:=([.H38]*[.$D$38]+[.$E$38])/1000" office:value-type="float" office:value="19.4982">
            <text:p>19.50</text:p>
          </table:table-cell>
          <table:table-cell table:style-name="ce2" table:formula="of:=([.H38]*[.$D$39]+[.$E$39])/1000" office:value-type="float" office:value="11.6327">
            <text:p>11.63</text:p>
          </table:table-cell>
          <table:table-cell/>
          <table:table-cell table:style-name="ce2" table:formula="of:=[.L38]-[.I38]" office:value-type="float" office:value="-20.1845">
            <text:p>-20.18</text:p>
          </table:table-cell>
          <table:table-cell table:style-name="ce2" table:formula="of:=[.L38]-[.J38]" office:value-type="float" office:value="-11.6582">
            <text:p>-11.66</text:p>
          </table:table-cell>
          <table:table-cell table:formula="of:=[.L38]-[.K38]" office:value-type="float" office:value="-7.8655">
            <text:p>-7.8655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float" office:value="984.91">
            <text:p>984.91</text:p>
          </table:table-cell>
          <table:table-cell office:value-type="float" office:value="178.36">
            <text:p>178.36</text:p>
          </table:table-cell>
          <table:table-cell table:formula="of:=[.B39]+[.C39]" office:value-type="float" office:value="1163.27">
            <text:p>1163.27</text:p>
          </table:table-cell>
          <table:table-cell office:value-type="float" office:value="0">
            <text:p>0</text:p>
          </table:table-cell>
          <table:table-cell table:formula="of:=[.D39]+[.E39]" office:value-type="float" office:value="1163.27">
            <text:p>1163.27</text:p>
          </table:table-cell>
          <table:table-cell/>
          <table:table-cell office:value-type="float" office:value="20">
            <text:p>20</text:p>
          </table:table-cell>
          <table:table-cell table:style-name="ce2" table:formula="of:=([.H39]*[.$D$36]+[.$E$36])/1000" office:value-type="float" office:value="39.2184">
            <text:p>39.22</text:p>
          </table:table-cell>
          <table:table-cell table:style-name="ce2" table:formula="of:=([.H39]*[.$D$37]+[.$E$37])/1000" office:value-type="float" office:value="28.9818">
            <text:p>28.98</text:p>
          </table:table-cell>
          <table:table-cell table:style-name="ce2" table:formula="of:=([.H39]*[.$D$38]+[.$E$38])/1000" office:value-type="float" office:value="32.1804">
            <text:p>32.18</text:p>
          </table:table-cell>
          <table:table-cell table:style-name="ce2" table:formula="of:=([.H39]*[.$D$39]+[.$E$39])/1000" office:value-type="float" office:value="23.2654">
            <text:p>23.27</text:p>
          </table:table-cell>
          <table:table-cell/>
          <table:table-cell table:style-name="ce2" table:formula="of:=[.L39]-[.I39]" office:value-type="float" office:value="-15.953">
            <text:p>-15.95</text:p>
          </table:table-cell>
          <table:table-cell table:style-name="ce2" table:formula="of:=[.L39]-[.J39]" office:value-type="float" office:value="-5.7164">
            <text:p>-5.72</text:p>
          </table:table-cell>
          <table:table-cell table:formula="of:=[.L39]-[.K39]" office:value-type="float" office:value="-8.915">
            <text:p>-8.915</text:p>
          </table:table-cell>
        </table:table-row>
        <table:table-row table:style-name="ro2">
          <table:table-cell table:number-columns-repeated="7"/>
          <table:table-cell office:value-type="float" office:value="25">
            <text:p>25</text:p>
          </table:table-cell>
          <table:table-cell table:style-name="ce2" table:formula="of:=([.H40]*[.$D$36]+[.$E$36])/1000" office:value-type="float" office:value="42.919">
            <text:p>42.92</text:p>
          </table:table-cell>
          <table:table-cell table:style-name="ce2" table:formula="of:=([.H40]*[.$D$37]+[.$E$37])/1000" office:value-type="float" office:value="31.82725">
            <text:p>31.83</text:p>
          </table:table-cell>
          <table:table-cell table:style-name="ce2" table:formula="of:=([.H40]*[.$D$38]+[.$E$38])/1000" office:value-type="float" office:value="38.5215">
            <text:p>38.52</text:p>
          </table:table-cell>
          <table:table-cell table:style-name="ce2" table:formula="of:=([.H40]*[.$D$39]+[.$E$39])/1000" office:value-type="float" office:value="29.08175">
            <text:p>29.08</text:p>
          </table:table-cell>
          <table:table-cell/>
          <table:table-cell table:style-name="ce2" table:formula="of:=[.L40]-[.I40]" office:value-type="float" office:value="-13.83725">
            <text:p>-13.84</text:p>
          </table:table-cell>
          <table:table-cell table:style-name="ce2" table:formula="of:=[.L40]-[.J40]" office:value-type="float" office:value="-2.7455">
            <text:p>-2.75</text:p>
          </table:table-cell>
          <table:table-cell table:formula="of:=[.L40]-[.K40]" office:value-type="float" office:value="-9.43975">
            <text:p>-9.43975</text:p>
          </table:table-cell>
        </table:table-row>
        <table:table-row table:style-name="ro2">
          <table:table-cell table:number-columns-repeated="7"/>
          <table:table-cell office:value-type="float" office:value="30">
            <text:p>30</text:p>
          </table:table-cell>
          <table:table-cell table:style-name="ce2" table:formula="of:=([.H41]*[.$D$36]+[.$E$36])/1000" office:value-type="float" office:value="46.6196">
            <text:p>46.62</text:p>
          </table:table-cell>
          <table:table-cell table:style-name="ce2" table:formula="of:=([.H41]*[.$D$37]+[.$E$37])/1000" office:value-type="float" office:value="34.6727">
            <text:p>34.67</text:p>
          </table:table-cell>
          <table:table-cell table:style-name="ce2" table:formula="of:=([.H41]*[.$D$38]+[.$E$38])/1000" office:value-type="float" office:value="44.8626">
            <text:p>44.86</text:p>
          </table:table-cell>
          <table:table-cell table:style-name="ce2" table:formula="of:=([.H41]*[.$D$39]+[.$E$39])/1000" office:value-type="float" office:value="34.8981">
            <text:p>34.90</text:p>
          </table:table-cell>
          <table:table-cell/>
          <table:table-cell table:style-name="ce2" table:formula="of:=[.L41]-[.I41]" office:value-type="float" office:value="-11.7215">
            <text:p>-11.72</text:p>
          </table:table-cell>
          <table:table-cell table:style-name="ce2" table:formula="of:=[.L41]-[.J41]" office:value-type="float" office:value="0.2254">
            <text:p>0.23</text:p>
          </table:table-cell>
          <table:table-cell table:formula="of:=[.L41]-[.K41]" office:value-type="float" office:value="-9.9645">
            <text:p>-9.9645</text:p>
          </table:table-cell>
        </table:table-row>
        <table:table-row table:style-name="ro2">
          <table:table-cell table:number-columns-repeated="7"/>
          <table:table-cell office:value-type="float" office:value="35">
            <text:p>35</text:p>
          </table:table-cell>
          <table:table-cell table:style-name="ce2" table:formula="of:=([.H42]*[.$D$36]+[.$E$36])/1000" office:value-type="float" office:value="50.3202">
            <text:p>50.32</text:p>
          </table:table-cell>
          <table:table-cell table:style-name="ce2" table:formula="of:=([.H42]*[.$D$37]+[.$E$37])/1000" office:value-type="float" office:value="37.51815">
            <text:p>37.52</text:p>
          </table:table-cell>
          <table:table-cell table:style-name="ce2" table:formula="of:=([.H42]*[.$D$38]+[.$E$38])/1000" office:value-type="float" office:value="51.2037">
            <text:p>51.20</text:p>
          </table:table-cell>
          <table:table-cell table:style-name="ce2" table:formula="of:=([.H42]*[.$D$39]+[.$E$39])/1000" office:value-type="float" office:value="40.71445">
            <text:p>40.71</text:p>
          </table:table-cell>
          <table:table-cell/>
          <table:table-cell table:style-name="ce2" table:formula="of:=[.L42]-[.I42]" office:value-type="float" office:value="-9.60575">
            <text:p>-9.61</text:p>
          </table:table-cell>
          <table:table-cell table:style-name="ce2" table:formula="of:=[.L42]-[.J42]" office:value-type="float" office:value="3.1963">
            <text:p>3.20</text:p>
          </table:table-cell>
          <table:table-cell table:formula="of:=[.L42]-[.K42]" office:value-type="float" office:value="-10.48925">
            <text:p>-10.48925</text:p>
          </table:table-cell>
        </table:table-row>
        <table:table-row table:style-name="ro2" table:number-rows-repeated="104853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  <number:text>k</number:text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number:text>k</number:text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0" number:min-integer-digits="3">
        <number:embedded-text number:position="2">k</number:embedded-text>
      </number:number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0" number:min-integer-digits="3">
        <number:embedded-text number:position="2">k</number:embedded-text>
      </number:number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integer-digits="3">
        <number:embedded-text number:position="2">k</number:embedded-text>
      </number:number>
      <style:map style:condition="value()&gt;=0" style:apply-style-name="N12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00/00/0000</text:date>, <text:time style:data-style-name="N2" text:time-value="0000-00-00T11:13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9:10:32</meta:creation-date>
    <dc:date>2013-01-18T11:18:44</dc:date>
    <meta:editing-duration>PT22H2M</meta:editing-duration>
    <meta:editing-cycles>40</meta:editing-cycles>
    <meta:generator>LibreOffice/3.6$Linux_X86_64 LibreOffice_project/360m1$Build-2</meta:generator>
    <meta:document-statistic meta:table-count="1" meta:cell-count="3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Sheet1.H5:Sheet1.L11 Sheet1.I4:Sheet1.L4" chart:data-source-has-labels="row" svg:x="0.77cm" svg:y="0.855cm" svg:width="11.023cm" svg:height="7.545cm">
          <chartooo:coordinate-region svg:x="1.577cm" svg:y="1.054cm" svg:width="10.0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5:Sheet1.I11" chart:label-cell-address="Sheet1.I4:Sheet1.I4" chart:class="chart:scatter">
            <chart:domain table:cell-range-address="Sheet1.H5:Sheet1.H11"/>
            <chart:data-point chart:repeated="7"/>
          </chart:series>
          <chart:series chart:style-name="ch8" chart:values-cell-range-address="Sheet1.J5:Sheet1.J11" chart:label-cell-address="Sheet1.J4:Sheet1.J4" chart:class="chart:scatter">
            <chart:data-point chart:repeated="7"/>
          </chart:series>
          <chart:series chart:style-name="ch9" chart:values-cell-range-address="Sheet1.K5:Sheet1.K11" chart:label-cell-address="Sheet1.K4:Sheet1.K4" chart:class="chart:scatter">
            <chart:data-point chart:repeated="7"/>
          </chart:series>
          <chart:series chart:style-name="ch10" chart:values-cell-range-address="Sheet1.L5:Sheet1.L11" chart:label-cell-address="Sheet1.L4:Sheet1.L4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olar batteries</text:p>
                <draw:g>
                  <svg:desc>Sheet1.I4:Sheet1.I4</svg:desc>
                </draw:g>
              </table:table-cell>
              <table:table-cell office:value-type="string">
                <text:p>Solar</text:p>
                <draw:g>
                  <svg:desc>Sheet1.J4:Sheet1.J4</svg:desc>
                </draw:g>
              </table:table-cell>
              <table:table-cell office:value-type="string">
                <text:p>Batteries</text:p>
                <draw:g>
                  <svg:desc>Sheet1.K4:Sheet1.K4</svg:desc>
                </draw:g>
              </table:table-cell>
              <table:table-cell office:value-type="string">
                <text:p>Brown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5:Sheet1.H11</svg:desc>
                </draw:g>
              </table:table-cell>
              <table:table-cell office:value-type="float" office:value="25.2762">
                <text:p>25.2762</text:p>
                <draw:g>
                  <svg:desc>Sheet1.I5:Sheet1.I11</svg:desc>
                </draw:g>
              </table:table-cell>
              <table:table-cell office:value-type="float" office:value="18.16909">
                <text:p>18.16909</text:p>
                <draw:g>
                  <svg:desc>Sheet1.J5:Sheet1.J11</svg:desc>
                </draw:g>
              </table:table-cell>
              <table:table-cell office:value-type="float" office:value="8.31983">
                <text:p>8.31983</text:p>
                <draw:g>
                  <svg:desc>Sheet1.K5:Sheet1.K11</svg:desc>
                </draw:g>
              </table:table-cell>
              <table:table-cell office:value-type="float" office:value="1.16327">
                <text:p>1.16327</text:p>
                <draw:g>
                  <svg:desc>Sheet1.L5:Sheet1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.717">
                <text:p>28.717</text:p>
              </table:table-cell>
              <table:table-cell office:value-type="float" office:value="20.44545">
                <text:p>20.44545</text:p>
              </table:table-cell>
              <table:table-cell office:value-type="float" office:value="14.33515">
                <text:p>14.33515</text:p>
              </table:table-cell>
              <table:table-cell office:value-type="float" office:value="5.81635">
                <text:p>5.81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3.018">
                <text:p>33.018</text:p>
              </table:table-cell>
              <table:table-cell office:value-type="float" office:value="23.2909">
                <text:p>23.2909</text:p>
              </table:table-cell>
              <table:table-cell office:value-type="float" office:value="21.8543">
                <text:p>21.8543</text:p>
              </table:table-cell>
              <table:table-cell office:value-type="float" office:value="11.6327">
                <text:p>11.6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1.62">
                <text:p>41.62</text:p>
              </table:table-cell>
              <table:table-cell office:value-type="float" office:value="28.9818">
                <text:p>28.9818</text:p>
              </table:table-cell>
              <table:table-cell office:value-type="float" office:value="36.8926">
                <text:p>36.8926</text:p>
              </table:table-cell>
              <table:table-cell office:value-type="float" office:value="23.2654">
                <text:p>23.2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5.921">
                <text:p>45.921</text:p>
              </table:table-cell>
              <table:table-cell office:value-type="float" office:value="31.82725">
                <text:p>31.82725</text:p>
              </table:table-cell>
              <table:table-cell office:value-type="float" office:value="44.41175">
                <text:p>44.41175</text:p>
              </table:table-cell>
              <table:table-cell office:value-type="float" office:value="29.08175">
                <text:p>29.0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0.222">
                <text:p>50.222</text:p>
              </table:table-cell>
              <table:table-cell office:value-type="float" office:value="34.6727">
                <text:p>34.6727</text:p>
              </table:table-cell>
              <table:table-cell office:value-type="float" office:value="51.9309">
                <text:p>51.9309</text:p>
              </table:table-cell>
              <table:table-cell office:value-type="float" office:value="34.8981">
                <text:p>34.8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4.523">
                <text:p>54.523</text:p>
              </table:table-cell>
              <table:table-cell office:value-type="float" office:value="37.51815">
                <text:p>37.51815</text:p>
              </table:table-cell>
              <table:table-cell office:value-type="float" office:value="59.45005">
                <text:p>59.45005</text:p>
              </table:table-cell>
              <table:table-cell office:value-type="float" office:value="40.71445">
                <text:p>40.71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Sheet1.H14:Sheet1.L21" chart:data-source-has-labels="row" svg:x="0.77cm" svg:y="0.855cm" svg:width="11.023cm" svg:height="7.545cm">
          <chartooo:coordinate-region svg:x="1.577cm" svg:y="1.054cm" svg:width="10.0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15:Sheet1.I21" chart:label-cell-address="Sheet1.I14:Sheet1.I14" chart:class="chart:scatter">
            <chart:domain table:cell-range-address="Sheet1.H15:Sheet1.H21"/>
            <chart:data-point chart:repeated="7"/>
          </chart:series>
          <chart:series chart:style-name="ch8" chart:values-cell-range-address="Sheet1.J15:Sheet1.J21" chart:label-cell-address="Sheet1.J14:Sheet1.J14" chart:class="chart:scatter">
            <chart:data-point chart:repeated="7"/>
          </chart:series>
          <chart:series chart:style-name="ch9" chart:values-cell-range-address="Sheet1.K15:Sheet1.K21" chart:label-cell-address="Sheet1.K14:Sheet1.K14" chart:class="chart:scatter">
            <chart:data-point chart:repeated="7"/>
          </chart:series>
          <chart:series chart:style-name="ch10" chart:values-cell-range-address="Sheet1.L15:Sheet1.L21" chart:label-cell-address="Sheet1.L14:Sheet1.L14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olar batteries</text:p>
                <draw:g>
                  <svg:desc>Sheet1.I14:Sheet1.I14</svg:desc>
                </draw:g>
              </table:table-cell>
              <table:table-cell office:value-type="string">
                <text:p>Solar</text:p>
                <draw:g>
                  <svg:desc>Sheet1.J14:Sheet1.J14</svg:desc>
                </draw:g>
              </table:table-cell>
              <table:table-cell office:value-type="string">
                <text:p>Batteries</text:p>
                <draw:g>
                  <svg:desc>Sheet1.K14:Sheet1.K14</svg:desc>
                </draw:g>
              </table:table-cell>
              <table:table-cell office:value-type="string">
                <text:p>Brown</text:p>
                <draw:g>
                  <svg:desc>Sheet1.L14:Sheet1.L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15:Sheet1.H21</svg:desc>
                </draw:g>
              </table:table-cell>
              <table:table-cell office:value-type="float" office:value="26.20312">
                <text:p>26.20312</text:p>
                <draw:g>
                  <svg:desc>Sheet1.I15:Sheet1.I21</svg:desc>
                </draw:g>
              </table:table-cell>
              <table:table-cell office:value-type="float" office:value="19.21602">
                <text:p>19.21602</text:p>
                <draw:g>
                  <svg:desc>Sheet1.J15:Sheet1.J21</svg:desc>
                </draw:g>
              </table:table-cell>
              <table:table-cell office:value-type="float" office:value="9.60427">
                <text:p>9.60427</text:p>
                <draw:g>
                  <svg:desc>Sheet1.K15:Sheet1.K21</svg:desc>
                </draw:g>
              </table:table-cell>
              <table:table-cell office:value-type="float" office:value="2.21021">
                <text:p>2.21021</text:p>
                <draw:g>
                  <svg:desc>Sheet1.L15:Sheet1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3.3516">
                <text:p>33.3516</text:p>
              </table:table-cell>
              <table:table-cell office:value-type="float" office:value="25.6801">
                <text:p>25.6801</text:p>
              </table:table-cell>
              <table:table-cell office:value-type="float" office:value="20.75735">
                <text:p>20.75735</text:p>
              </table:table-cell>
              <table:table-cell office:value-type="float" office:value="11.05105">
                <text:p>11.05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2.2872">
                <text:p>42.2872</text:p>
              </table:table-cell>
              <table:table-cell office:value-type="float" office:value="33.7602">
                <text:p>33.7602</text:p>
              </table:table-cell>
              <table:table-cell office:value-type="float" office:value="34.6987">
                <text:p>34.6987</text:p>
              </table:table-cell>
              <table:table-cell office:value-type="float" office:value="22.1021">
                <text:p>22.1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0.1584">
                <text:p>60.1584</text:p>
              </table:table-cell>
              <table:table-cell office:value-type="float" office:value="49.9204">
                <text:p>49.9204</text:p>
              </table:table-cell>
              <table:table-cell office:value-type="float" office:value="62.5814">
                <text:p>62.5814</text:p>
              </table:table-cell>
              <table:table-cell office:value-type="float" office:value="44.2042">
                <text:p>44.2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9.094">
                <text:p>69.094</text:p>
              </table:table-cell>
              <table:table-cell office:value-type="float" office:value="58.0005">
                <text:p>58.0005</text:p>
              </table:table-cell>
              <table:table-cell office:value-type="float" office:value="76.52275">
                <text:p>76.52275</text:p>
              </table:table-cell>
              <table:table-cell office:value-type="float" office:value="55.25525">
                <text:p>55.25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8.0296">
                <text:p>78.0296</text:p>
              </table:table-cell>
              <table:table-cell office:value-type="float" office:value="66.0806">
                <text:p>66.0806</text:p>
              </table:table-cell>
              <table:table-cell office:value-type="float" office:value="90.4641">
                <text:p>90.4641</text:p>
              </table:table-cell>
              <table:table-cell office:value-type="float" office:value="66.3063">
                <text:p>66.3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86.9652">
                <text:p>86.9652</text:p>
              </table:table-cell>
              <table:table-cell office:value-type="float" office:value="74.1607">
                <text:p>74.1607</text:p>
              </table:table-cell>
              <table:table-cell office:value-type="float" office:value="104.40545">
                <text:p>104.40545</text:p>
              </table:table-cell>
              <table:table-cell office:value-type="float" office:value="77.35735">
                <text:p>77.35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Sheet1.H25:Sheet1.L32" chart:data-source-has-labels="row" svg:x="0.77cm" svg:y="0.855cm" svg:width="11.023cm" svg:height="7.545cm">
          <chartooo:coordinate-region svg:x="1.577cm" svg:y="1.054cm" svg:width="10.0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6:Sheet1.I32" chart:label-cell-address="Sheet1.I25:Sheet1.I25" chart:class="chart:scatter">
            <chart:domain table:cell-range-address="Sheet1.H26:Sheet1.H32"/>
            <chart:data-point chart:repeated="7"/>
          </chart:series>
          <chart:series chart:style-name="ch8" chart:values-cell-range-address="Sheet1.J26:Sheet1.J32" chart:label-cell-address="Sheet1.J25:Sheet1.J25" chart:class="chart:scatter">
            <chart:data-point chart:repeated="7"/>
          </chart:series>
          <chart:series chart:style-name="ch9" chart:values-cell-range-address="Sheet1.K26:Sheet1.K32" chart:label-cell-address="Sheet1.K25:Sheet1.K25" chart:class="chart:scatter">
            <chart:data-point chart:repeated="7"/>
          </chart:series>
          <chart:series chart:style-name="ch10" chart:values-cell-range-address="Sheet1.L26:Sheet1.L32" chart:label-cell-address="Sheet1.L25:Sheet1.L25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olar batteries</text:p>
                <draw:g>
                  <svg:desc>Sheet1.I25:Sheet1.I25</svg:desc>
                </draw:g>
              </table:table-cell>
              <table:table-cell office:value-type="string">
                <text:p>Solar</text:p>
                <draw:g>
                  <svg:desc>Sheet1.J25:Sheet1.J25</svg:desc>
                </draw:g>
              </table:table-cell>
              <table:table-cell office:value-type="string">
                <text:p>Batteries</text:p>
                <draw:g>
                  <svg:desc>Sheet1.K25:Sheet1.K25</svg:desc>
                </draw:g>
              </table:table-cell>
              <table:table-cell office:value-type="string">
                <text:p>Brown</text:p>
                <draw:g>
                  <svg:desc>Sheet1.L25:Sheet1.L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26:Sheet1.H32</svg:desc>
                </draw:g>
              </table:table-cell>
              <table:table-cell office:value-type="float" office:value="26.14234">
                <text:p>26.14234</text:p>
                <draw:g>
                  <svg:desc>Sheet1.I26:Sheet1.I32</svg:desc>
                </draw:g>
              </table:table-cell>
              <table:table-cell office:value-type="float" office:value="19.21602">
                <text:p>19.21602</text:p>
                <draw:g>
                  <svg:desc>Sheet1.J26:Sheet1.J32</svg:desc>
                </draw:g>
              </table:table-cell>
              <table:table-cell office:value-type="float" office:value="9.13112">
                <text:p>9.13112</text:p>
                <draw:g>
                  <svg:desc>Sheet1.K26:Sheet1.K32</svg:desc>
                </draw:g>
              </table:table-cell>
              <table:table-cell office:value-type="float" office:value="2.21021">
                <text:p>2.21021</text:p>
                <draw:g>
                  <svg:desc>Sheet1.L26:Sheet1.L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3.0477">
                <text:p>33.0477</text:p>
              </table:table-cell>
              <table:table-cell office:value-type="float" office:value="25.6801">
                <text:p>25.6801</text:p>
              </table:table-cell>
              <table:table-cell office:value-type="float" office:value="18.3916">
                <text:p>18.3916</text:p>
              </table:table-cell>
              <table:table-cell office:value-type="float" office:value="11.05105">
                <text:p>11.05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1.6794">
                <text:p>41.6794</text:p>
              </table:table-cell>
              <table:table-cell office:value-type="float" office:value="33.7602">
                <text:p>33.7602</text:p>
              </table:table-cell>
              <table:table-cell office:value-type="float" office:value="29.9672">
                <text:p>29.9672</text:p>
              </table:table-cell>
              <table:table-cell office:value-type="float" office:value="22.1021">
                <text:p>22.1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8.9428">
                <text:p>58.9428</text:p>
              </table:table-cell>
              <table:table-cell office:value-type="float" office:value="49.9204">
                <text:p>49.9204</text:p>
              </table:table-cell>
              <table:table-cell office:value-type="float" office:value="53.1184">
                <text:p>53.1184</text:p>
              </table:table-cell>
              <table:table-cell office:value-type="float" office:value="44.2042">
                <text:p>44.2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7.5745">
                <text:p>67.5745</text:p>
              </table:table-cell>
              <table:table-cell office:value-type="float" office:value="58.0005">
                <text:p>58.0005</text:p>
              </table:table-cell>
              <table:table-cell office:value-type="float" office:value="64.694">
                <text:p>64.694</text:p>
              </table:table-cell>
              <table:table-cell office:value-type="float" office:value="55.25525">
                <text:p>55.25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6.2062">
                <text:p>76.2062</text:p>
              </table:table-cell>
              <table:table-cell office:value-type="float" office:value="66.0806">
                <text:p>66.0806</text:p>
              </table:table-cell>
              <table:table-cell office:value-type="float" office:value="76.2696">
                <text:p>76.2696</text:p>
              </table:table-cell>
              <table:table-cell office:value-type="float" office:value="66.3063">
                <text:p>66.3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84.8379">
                <text:p>84.8379</text:p>
              </table:table-cell>
              <table:table-cell office:value-type="float" office:value="74.1607">
                <text:p>74.1607</text:p>
              </table:table-cell>
              <table:table-cell office:value-type="float" office:value="87.8452">
                <text:p>87.8452</text:p>
              </table:table-cell>
              <table:table-cell office:value-type="float" office:value="77.35735">
                <text:p>77.357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Sheet1.H35:Sheet1.L42" chart:data-source-has-labels="row" svg:x="0.77cm" svg:y="0.855cm" svg:width="11.023cm" svg:height="7.545cm">
          <chartooo:coordinate-region svg:x="1.577cm" svg:y="1.054cm" svg:width="10.0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36:Sheet1.I42" chart:label-cell-address="Sheet1.I35:Sheet1.I35" chart:class="chart:scatter">
            <chart:domain table:cell-range-address="Sheet1.H36:Sheet1.H42"/>
            <chart:data-point chart:repeated="7"/>
          </chart:series>
          <chart:series chart:style-name="ch8" chart:values-cell-range-address="Sheet1.J36:Sheet1.J42" chart:label-cell-address="Sheet1.J35:Sheet1.J35" chart:class="chart:scatter">
            <chart:data-point chart:repeated="7"/>
          </chart:series>
          <chart:series chart:style-name="ch9" chart:values-cell-range-address="Sheet1.K36:Sheet1.K42" chart:label-cell-address="Sheet1.K35:Sheet1.K35" chart:class="chart:scatter">
            <chart:data-point chart:repeated="7"/>
          </chart:series>
          <chart:series chart:style-name="ch10" chart:values-cell-range-address="Sheet1.L36:Sheet1.L42" chart:label-cell-address="Sheet1.L35:Sheet1.L35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olar batteries</text:p>
                <draw:g>
                  <svg:desc>Sheet1.I35:Sheet1.I35</svg:desc>
                </draw:g>
              </table:table-cell>
              <table:table-cell office:value-type="string">
                <text:p>Solar</text:p>
                <draw:g>
                  <svg:desc>Sheet1.J35:Sheet1.J35</svg:desc>
                </draw:g>
              </table:table-cell>
              <table:table-cell office:value-type="string">
                <text:p>Batteries</text:p>
                <draw:g>
                  <svg:desc>Sheet1.K35:Sheet1.K35</svg:desc>
                </draw:g>
              </table:table-cell>
              <table:table-cell office:value-type="string">
                <text:p>Brown</text:p>
                <draw:g>
                  <svg:desc>Sheet1.L35:Sheet1.L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36:Sheet1.H42</svg:desc>
                </draw:g>
              </table:table-cell>
              <table:table-cell office:value-type="float" office:value="25.15612">
                <text:p>25.15612</text:p>
                <draw:g>
                  <svg:desc>Sheet1.I36:Sheet1.I42</svg:desc>
                </draw:g>
              </table:table-cell>
              <table:table-cell office:value-type="float" office:value="18.16909">
                <text:p>18.16909</text:p>
                <draw:g>
                  <svg:desc>Sheet1.J36:Sheet1.J42</svg:desc>
                </draw:g>
              </table:table-cell>
              <table:table-cell office:value-type="float" office:value="8.08422">
                <text:p>8.08422</text:p>
                <draw:g>
                  <svg:desc>Sheet1.K36:Sheet1.K42</svg:desc>
                </draw:g>
              </table:table-cell>
              <table:table-cell office:value-type="float" office:value="1.16327">
                <text:p>1.16327</text:p>
                <draw:g>
                  <svg:desc>Sheet1.L36:Sheet1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.1166">
                <text:p>28.1166</text:p>
              </table:table-cell>
              <table:table-cell office:value-type="float" office:value="20.44545">
                <text:p>20.44545</text:p>
              </table:table-cell>
              <table:table-cell office:value-type="float" office:value="13.1571">
                <text:p>13.1571</text:p>
              </table:table-cell>
              <table:table-cell office:value-type="float" office:value="5.81635">
                <text:p>5.81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1.8172">
                <text:p>31.8172</text:p>
              </table:table-cell>
              <table:table-cell office:value-type="float" office:value="23.2909">
                <text:p>23.2909</text:p>
              </table:table-cell>
              <table:table-cell office:value-type="float" office:value="19.4982">
                <text:p>19.4982</text:p>
              </table:table-cell>
              <table:table-cell office:value-type="float" office:value="11.6327">
                <text:p>11.6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9.2184">
                <text:p>39.2184</text:p>
              </table:table-cell>
              <table:table-cell office:value-type="float" office:value="28.9818">
                <text:p>28.9818</text:p>
              </table:table-cell>
              <table:table-cell office:value-type="float" office:value="32.1804">
                <text:p>32.1804</text:p>
              </table:table-cell>
              <table:table-cell office:value-type="float" office:value="23.2654">
                <text:p>23.2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2.919">
                <text:p>42.919</text:p>
              </table:table-cell>
              <table:table-cell office:value-type="float" office:value="31.82725">
                <text:p>31.82725</text:p>
              </table:table-cell>
              <table:table-cell office:value-type="float" office:value="38.5215">
                <text:p>38.5215</text:p>
              </table:table-cell>
              <table:table-cell office:value-type="float" office:value="29.08175">
                <text:p>29.0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6.6196">
                <text:p>46.6196</text:p>
              </table:table-cell>
              <table:table-cell office:value-type="float" office:value="34.6727">
                <text:p>34.6727</text:p>
              </table:table-cell>
              <table:table-cell office:value-type="float" office:value="44.8626">
                <text:p>44.8626</text:p>
              </table:table-cell>
              <table:table-cell office:value-type="float" office:value="34.8981">
                <text:p>34.8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0.3202">
                <text:p>50.3202</text:p>
              </table:table-cell>
              <table:table-cell office:value-type="float" office:value="37.51815">
                <text:p>37.51815</text:p>
              </table:table-cell>
              <table:table-cell office:value-type="float" office:value="51.2037">
                <text:p>51.2037</text:p>
              </table:table-cell>
              <table:table-cell office:value-type="float" office:value="40.71445">
                <text:p>40.714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